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1f36b" officeooo:paragraph-rsid="0021f36b"/>
    </style:style>
    <style:style style:name="P2" style:family="paragraph" style:parent-style-name="Text_20_body">
      <style:text-properties officeooo:rsid="001cfa27" officeooo:paragraph-rsid="002914e2"/>
    </style:style>
    <style:style style:name="P3" style:family="paragraph" style:parent-style-name="Text_20_body">
      <style:text-properties officeooo:paragraph-rsid="002914e2"/>
    </style:style>
    <style:style style:name="P4" style:family="paragraph" style:parent-style-name="Text_20_body">
      <style:text-properties officeooo:rsid="001cfa27" officeooo:paragraph-rsid="002914e2"/>
    </style:style>
    <style:style style:name="P5" style:family="paragraph" style:parent-style-name="Text_20_body">
      <style:paragraph-properties fo:text-align="start" style:justify-single-word="false"/>
      <style:text-properties officeooo:rsid="0021f36b" officeooo:paragraph-rsid="0021f36b"/>
    </style:style>
    <style:style style:name="P6" style:family="paragraph" style:parent-style-name="Text_20_body">
      <style:paragraph-properties fo:text-align="start" style:justify-single-word="false"/>
      <style:text-properties officeooo:rsid="00362d62" officeooo:paragraph-rsid="0037b3bd"/>
    </style:style>
    <style:style style:name="P7" style:family="paragraph" style:parent-style-name="Text_20_body">
      <style:paragraph-properties fo:text-align="start" style:justify-single-word="false"/>
      <style:text-properties officeooo:rsid="00381dfc" officeooo:paragraph-rsid="00381dfc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  <style:text-properties officeooo:paragraph-rsid="001caa16"/>
    </style:style>
    <style:style style:name="P10" style:family="paragraph" style:parent-style-name="Heading_20_1">
      <style:paragraph-properties fo:text-align="center" style:justify-single-word="false"/>
      <style:text-properties officeooo:rsid="001ac55b" officeooo:paragraph-rsid="001ac55b"/>
    </style:style>
    <style:style style:name="T1" style:family="text">
      <style:text-properties officeooo:rsid="001cfa27"/>
    </style:style>
    <style:style style:name="T2" style:family="text">
      <style:text-properties officeooo:rsid="0022f52d"/>
    </style:style>
    <style:style style:name="T3" style:family="text">
      <style:text-properties officeooo:rsid="00244c3f"/>
    </style:style>
    <style:style style:name="T4" style:family="text">
      <style:text-properties officeooo:rsid="002790c7"/>
    </style:style>
    <style:style style:name="T5" style:family="text">
      <style:text-properties officeooo:rsid="002914e2"/>
    </style:style>
    <style:style style:name="T6" style:family="text">
      <style:text-properties officeooo:rsid="002a521b"/>
    </style:style>
    <style:style style:name="T7" style:family="text">
      <style:text-properties officeooo:rsid="002be98a"/>
    </style:style>
    <style:style style:name="T8" style:family="text">
      <style:text-properties officeooo:rsid="002fa60e"/>
    </style:style>
    <style:style style:name="T9" style:family="text">
      <style:text-properties officeooo:rsid="0032c164"/>
    </style:style>
    <style:style style:name="T10" style:family="text">
      <style:text-properties officeooo:rsid="0032d719"/>
    </style:style>
    <style:style style:name="T11" style:family="text">
      <style:text-properties officeooo:rsid="003473ba"/>
    </style:style>
    <style:style style:name="T12" style:family="text">
      <style:text-properties officeooo:rsid="0036a8c2"/>
    </style:style>
    <style:style style:name="T13" style:family="text">
      <style:text-properties officeooo:rsid="00388d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Arquitetura da </text:span>Regressão Logística</text:h>
      <text:p text:style-name="P2"><text:tab/><text:span text:style-name="T5">A regressão logística construída possui uma camada de dropout entre a entrada e a saída, utiliza softmax como função de ativação e erro quadrado médio como métrica de erro. Em todas as épocas de treino, a otimização empregada foi o gradient descent padrão com 0.001 de taxa de aprendizado. Além disso, a taxa de aprendizado decresce exponencialmente conforme um determinado número de batches é alimentado ao modelo.</text:span></text:p>
      <text:p text:style-name="P2"><text:tab/>Diversas configurações de determinados hiperparâmetros foram testadas, foram estas: taxa de decaimento da taxa de aprendizado; número de batches vistos antes de cada decaimento; probabilidade de manter o valor de <text:span text:style-name="T8">uma </text:span>entrada da camada de dropout. Os possíveis valores para o primeiro hiperparâmetro foram: 0.91, 0.92, 0.93, 0.94, 0.95 e 0.96. Para o segundo: 250, 300, 350 e 400. Para o último: 0.5, 0.7, 0.9 e 1 (ausência de dropout).</text:p>
      <text:p text:style-name="P3"><text:span text:style-name="T4"><text:tab/>Após todas as possíveis combinações entre essas configurações terem sido treinadas por 500 épocas, observou-se que a melhor dentre elas é a seguinte: taxa de decaimento de 0.95; 300 batches antes de cada decaimento; probabilidade de 0.5 de manter o valor de uma entrada da camada de dropout. Essa combinação alcançou uma acurácia de 89.9% no conjunto de validação.</text:span></text:p>
      <text:h text:style-name="P8" text:outline-level="1"><text:span text:style-name="T1">Arquitetura do </text:span>Multilayer Perceptron</text:h>
      <text:p text:style-name="P7"><text:tab/>O multilayer perceptron construído utiliza softmax cross entropy como métrica de erro e possui uma camada interna com 400 nós, uma camada de saída e uma camada de dropout entre a entrada e a camada interna. As camadas interna e de saída utilizam reLU e softmax respectivamente como função de ativação. Em todas as épocas de treino, a otimização empregada foi o gradient descent padrão com decrescimento exponencial da taxa de aprendizado.</text:p>
      <text:p text:style-name="P7"><text:tab/><text:span text:style-name="T13">A taxa de aprendizado utilizada foi 5, e essa decai exponencialmente por um fator de 0.88 a cada 200 batches utilizados no treino. A camada de dropout entre a entrada e a camada interna possui uma probabilidade de 0.5 de preservar um valor da entrada.</text:span></text:p>
      <text:h text:style-name="P10" text:outline-level="1">Resultados</text:h>
      <text:p text:style-name="P6">Em 2000 épocas de treino, os melhores modelos de regressão logística e multilayer perceptron <text:span text:style-name="T12">alcançaram 88.3% e 93.3% de acurácia respectivamente em seus conjuntos de valida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22:05.674607647</meta:creation-date>
    <meta:generator>LibreOffice/6.0.6.2$Linux_X86_64 LibreOffice_project/00m0$Build-2</meta:generator>
    <dc:date>2018-10-15T20:08:15.178410572</dc:date>
    <meta:editing-duration>PT12H45M59S</meta:editing-duration>
    <meta:editing-cycles>10</meta:editing-cycles>
    <meta:document-statistic meta:table-count="0" meta:image-count="0" meta:object-count="0" meta:page-count="1" meta:paragraph-count="9" meta:word-count="348" meta:character-count="2165" meta:non-whitespace-character-count="1821"/>
  </office:meta>
</office:document-meta>
</file>